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1" svg:font-family="'Helvetica Neue', Helvetica, Arial, sans-serif"/>
    <style:font-face style:name="Helvetica Neue" svg:font-family="'Helvetica Neue', Helvetica, 'Segoe UI', Arial, freesans, sans-serif, 'Apple Color Emoji', 'Segoe UI Emoji', 'Segoe UI Symbol'"/>
    <style:font-face style:name="monospace" svg:font-family="monospace"/>
    <style:font-face style:name="FreeSans1" svg:font-family="FreeSans" style:font-family-generic="swiss"/>
    <style:font-face style:name="helvetica" svg:font-family="helvetic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7">
      <style:paragraph-properties fo:text-align="justify" style:justify-single-word="false"/>
      <style:text-properties officeooo:rsid="00165045" officeooo:paragraph-rsid="0015d88e"/>
    </style:style>
    <style:style style:name="P2" style:family="paragraph" style:parent-style-name="Text_20_body" style:list-style-name="L16"/>
    <style:style style:name="P3" style:family="paragraph" style:parent-style-name="Text_20_body" style:list-style-name="L16">
      <style:text-properties officeooo:paragraph-rsid="00124f82"/>
    </style:style>
    <style:style style:name="P4" style:family="paragraph" style:parent-style-name="Text_20_body">
      <style:paragraph-properties fo:text-align="center" style:justify-single-word="false"/>
      <style:text-properties officeooo:rsid="0016a6fa" officeooo:paragraph-rsid="001414b9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16a6fa" officeooo:paragraph-rsid="001414b9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16a6fa" officeooo:paragraph-rsid="001414b9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officeooo:rsid="00183dc4" officeooo:paragraph-rsid="001414b9"/>
    </style:style>
    <style:style style:name="P8" style:family="paragraph" style:parent-style-name="Text_20_body">
      <style:paragraph-properties fo:text-align="justify" style:justify-single-word="false"/>
      <style:text-properties officeooo:rsid="00196dc8" officeooo:paragraph-rsid="001414b9"/>
    </style:style>
    <style:style style:name="P9" style:family="paragraph" style:parent-style-name="Text_20_body">
      <style:paragraph-properties fo:text-align="justify" style:justify-single-word="false"/>
      <style:text-properties officeooo:rsid="0015d88e" officeooo:paragraph-rsid="0015d88e"/>
    </style:style>
    <style:style style:name="P10" style:family="paragraph" style:parent-style-name="Heading_20_1">
      <style:paragraph-properties fo:text-align="center" style:justify-single-word="false"/>
      <style:text-properties officeooo:rsid="00124f82" officeooo:paragraph-rsid="001414b9"/>
    </style:style>
    <style:style style:name="P11" style:family="paragraph" style:parent-style-name="Heading_20_1">
      <style:paragraph-properties fo:break-before="page"/>
      <style:text-properties officeooo:rsid="001414b9" officeooo:paragraph-rsid="001414b9"/>
    </style:style>
    <style:style style:name="P12" style:family="paragraph" style:parent-style-name="Footnote">
      <style:text-properties officeooo:rsid="0013e055" officeooo:paragraph-rsid="0013e055"/>
    </style:style>
    <style:style style:name="P13" style:family="paragraph">
      <style:paragraph-properties fo:text-align="center"/>
    </style:style>
    <style:style style:name="P14" style:family="paragraph">
      <style:text-properties style:font-name="Liberation Sans" fo:font-weight="normal" style:font-weight-asian="normal" style:font-weight-complex="normal"/>
    </style:style>
    <style:style style:name="P15" style:family="paragraph">
      <style:paragraph-properties fo:text-align="center"/>
      <style:text-properties style:font-name="Liberation Sans" fo:font-size="12pt" fo:font-weight="normal" style:font-weight-asian="normal" style:font-weight-complex="normal"/>
    </style:style>
    <style:style style:name="P16" style:family="paragraph">
      <style:paragraph-properties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14b9" style:font-weight-asian="bold" style:font-weight-complex="bold"/>
    </style:style>
    <style:style style:name="T3" style:family="text">
      <style:text-properties fo:font-weight="normal" officeooo:rsid="001414b9" style:font-weight-asian="normal" style:font-weight-complex="normal"/>
    </style:style>
    <style:style style:name="T4" style:family="text">
      <style:text-properties officeooo:rsid="001414b9"/>
    </style:style>
    <style:style style:name="T5" style:family="text">
      <style:text-properties style:font-name="Liberation Sans" fo:font-weight="normal" style:font-weight-asian="normal" style:font-weight-complex="normal"/>
    </style:style>
    <style:style style:name="T6" style:family="text">
      <style:text-properties style:font-name="Liberation Sans" fo:font-size="12pt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bullet text:level="1" text:style-name="Bullet_20_Symbols" text:bullet-char="●">
        <style:list-level-properties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111111" draw:fill="solid" draw:fill-color="#eeeee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right" draw:textarea-vertical-align="botto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left" draw:textarea-vertical-align="botto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hippable's CI of GitHub Monorepos with DockerHub</text:p>
      <text:p text:style-name="Text_20_body"/>
      <text:h text:style-name="Heading_20_1" text:outline-level="1">Monorepos</text:h>
      <text:p text:style-name="Text_20_body">Monorepos, or monolithic repositories, can be defined as follows:</text:p>
      <text:list xml:id="list6951067664000793687" text:style-name="L16">
        <text:list-item>
          <text:p text:style-name="P3">The repository contains more than one logical project (e.g. an iOS client and a web-application)</text:p>
        </text:list-item>
        <text:list-item>
          <text:p text:style-name="P3">These projects are most likely unrelated, loosely connected or can be connected by other means (e.g via dependency management tools)</text:p>
        </text:list-item>
        <text:list-item>
          <text:p text:style-name="P3">The repository is large in many ways:</text:p>
          <text:list>
            <text:list-item>
              <text:p text:style-name="P2">Number of commits</text:p>
            </text:list-item>
            <text:list-item>
              <text:p text:style-name="P3">Number of branches and/or tags</text:p>
            </text:list-item>
            <text:list-item>
              <text:p text:style-name="P3">Number of files tracked</text:p>
            </text:list-item>
            <text:list-item>
              <text:p text:style-name="P2">Size of content tracked (as measured by looking at the <text:span text:style-name="Source_20_Text">.git</text:span> directory of the repository)<text:note text:id="ftn1" text:note-class="footnote"><text:note-citation>1</text:note-citation><text:note-body><text:p text:style-name="P12"><text:a xlink:type="simple" xlink:href="https://developer.atlassian.com/blog/2015/10/monorepos-in-git/">https://developer.atlassian.com/blog/2015/10/monorepos-in-git/</text:a> </text:p></text:note-body></text:note></text:p>
            </text:list-item>
          </text:list>
        </text:list-item>
      </text:list>
      <text:p text:style-name="Text_20_body"/>
      <text:p text:style-name="P5">Consider the following <text:span text:style-name="T4">monorepo</text:span> scenario <text:span text:style-name="T4">as an example</text:span>:</text:p>
      <text:p text:style-name="P6"/>
      <text:p text:style-name="P6"/>
      <text:p text:style-name="P4"><draw:custom-shape text:anchor-type="paragraph" draw:z-index="0" draw:style-name="gr1" draw:text-style-name="P14" svg:width="3.043cm" svg:height="1.297cm" svg:x="7.269cm" svg:y="0.358cm"><text:p text:style-name="P13"><text:span text:style-name="T5">Project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5" draw:style-name="gr3" draw:text-style-name="P16" svg:x1="10.312cm" svg:y1="0.644cm" svg:x2="14.572cm" svg:y2="-0.24cm"><text:p text:style-name="P16">shippable.yml</text:p></draw:line></text:p>
      <text:p text:style-name="P4"><draw:line text:anchor-type="paragraph" draw:z-index="6" draw:style-name="gr3" draw:text-style-name="P16" svg:x1="10.312cm" svg:y1="0.167cm" svg:x2="14.836cm" svg:y2="-0.039cm"><text:p text:style-name="P16">Dockerfile</text:p></draw:line></text:p>
      <text:p text:style-name="P4"><draw:line text:anchor-type="paragraph" draw:z-index="3" draw:style-name="gr2" draw:text-style-name="P13" svg:x1="7.93cm" svg:y1="-0.007cm" svg:x2="7.269cm" svg:y2="1.681cm"><text:p/></draw:line><draw:line text:anchor-type="paragraph" draw:z-index="4" draw:style-name="gr2" draw:text-style-name="P13" svg:x1="9.544cm" svg:y1="-0.007cm" svg:x2="10.153cm" svg:y2="1.692cm"><text:p/></draw:line><draw:line text:anchor-type="paragraph" draw:z-index="11" draw:style-name="gr3" draw:text-style-name="P16" svg:x1="10.312cm" svg:y1="-0.277cm" svg:x2="14.757cm" svg:y2="0.189cm"><text:p text:style-name="P16">Project Files</text:p></draw:line></text:p>
      <text:p text:style-name="P4"/>
      <text:p text:style-name="P4"><draw:custom-shape text:anchor-type="paragraph" draw:z-index="1" draw:style-name="gr1" draw:text-style-name="P15" svg:width="3.047cm" svg:height="2.08cm" svg:x="5.338cm" svg:y="0.019cm"><text:p text:style-name="P13"><text:span text:style-name="T6">App 1</text:span></text:p><text:p text:style-name="P13"><text:span text:style-name="T6">(Folder 1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style-name="gr1" draw:text-style-name="P14" svg:width="3.043cm" svg:height="2.043cm" svg:x="9.227cm" svg:y="0.03cm"><text:p text:style-name="P13"><text:span text:style-name="T5">App 2</text:span></text:p><text:p text:style-name="P13"><text:span text:style-name="T5">(Folder 2)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7" draw:style-name="gr3" draw:text-style-name="P16" svg:x1="12.27cm" svg:y1="0.643cm" svg:x2="15.815cm" svg:y2="0.273cm"><text:p text:style-name="P16">App Files</text:p></draw:line><draw:line text:anchor-type="paragraph" draw:z-index="9" draw:style-name="gr4" draw:text-style-name="P16" svg:x1="2.586cm" svg:y1="0.22cm" svg:x2="5.338cm" svg:y2="0.643cm"><text:p text:style-name="P16">App Files</text:p></draw:line></text:p>
      <text:p text:style-name="P4"><draw:line text:anchor-type="paragraph" draw:z-index="8" draw:style-name="gr3" draw:text-style-name="P16" svg:x1="12.27cm" svg:y1="0.168cm" svg:x2="15.921cm" svg:y2="0.634cm"><text:p text:style-name="P16">Dockerfile</text:p></draw:line><draw:line text:anchor-type="paragraph" draw:z-index="10" draw:style-name="gr4" draw:text-style-name="P16" svg:x1="2.559cm" svg:y1="0.66cm" svg:x2="5.337cm" svg:y2="0.247cm"><text:p text:style-name="P16">Dockerfile</text:p></draw:line></text:p>
      <text:h text:style-name="P10" text:outline-level="1"/>
      <text:h text:style-name="P11" text:outline-level="1">The Challenge</text:h>
      <text:p text:style-name="P7">Each <text:span text:style-name="T4">monorepo</text:span> <text:span text:style-name="T4">could</text:span> have its own Dockerfile and shippable.yml file, and each App <text:span text:style-name="T4">inside the monorepo</text:span> will have its own Dockerfile. The <text:span text:style-name="T4">challenge here</text:span> is to make sure that if a change is made in a file <text:span text:style-name="T4">within</text:span> App 1, then Shippable should build, commit and push the repositor<text:span text:style-name="T4">y</text:span> on Docker<text:span text:style-name="T4">Hub</text:span> with respect to App 1 only. </text:p>
      <text:p text:style-name="P8"><text:span text:style-name="T4">Using</text:span> <text:a xlink:type="simple" xlink:href="http://docs.shippable.com/ci_configure/#using-environment-variables"><text:span text:style-name="T1">Environment Variables</text:span></text:a><text:span text:style-name="T1"> </text:span><text:span text:style-name="T3">provided by Shippable, we can write a simple bash script to achieve this goal.</text:span></text:p>
      <text:p text:style-name="P9">A bash script which I wrote can be found on my GitHub repository <text:a xlink:type="simple" xlink:href="https://github.com/kashishgrover/monorepo-ci-with-shippable">here</text:a>. The following steps will guide you on how to use it. </text:p>
      <text:list xml:id="list5460662219206734572" text:style-name="L17">
        <text:list-item>
          <text:p text:style-name="P1">Make sure you have an account at <text:a xlink:type="simple" xlink:href="http://app.shippable.com/">app.shippable.com</text:a>.</text:p>
        </text:list-item>
        <text:list-item>
          <text:p text:style-name="P1">Fork this repository and enable it in the <text:span text:style-name="T1">Enable Project</text:span> option at <text:a xlink:type="simple" xlink:href="http://app.shippable.com/">Shippable</text:a>. </text:p>
        </text:list-item>
        <text:list-item>
          <text:p text:style-name="P1">Click on the project name and go to the project settings </text:p>
        </text:list-item>
        <text:list-item>
          <text:p text:style-name="P1">Look out for a section called <text:span text:style-name="T1">Integrations</text:span> and then click on the drop down menu under <text:span text:style-name="T1">Hub Integration</text:span> and select <text:span text:style-name="T1">Create Integration</text:span>. </text:p>
        </text:list-item>
        <text:list-item>
          <text:p text:style-name="P1">Create a <text:span text:style-name="T1">Docker Integration</text:span> by giving your credentials and save it. The details of this integration have been mentioned in <text:span text:style-name="T1">shippable.yml</text:span> file and you will have to edit these with respect to your Docker Integration before you build the project through Shippable. Click <text:a xlink:type="simple" xlink:href="http://docs.shippable.com/ci_configure/">here</text:a> to get a detailed description of this yml file. </text:p>
        </text:list-item>
        <text:list-item>
          <text:p text:style-name="P1">Once you have edited the <text:span text:style-name="T1">shippable.yml</text:span> file, you will be ready to build the project through Shippable. </text:p>
        </text:list-item>
        <text:list-item>
          <text:p text:style-name="P1">The script which runs the Docker build commands here is <text:span text:style-name="T1">test.sh</text:span>. You can change the script according to your convenienc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1" svg:font-family="'Helvetica Neue', Helvetica, Arial, sans-serif"/>
    <style:font-face style:name="Helvetica Neue" svg:font-family="'Helvetica Neue', Helvetica, 'Segoe UI', Arial, freesans, sans-serif, 'Apple Color Emoji', 'Segoe UI Emoji', 'Segoe UI Symbol'"/>
    <style:font-face style:name="monospace" svg:font-family="monospace"/>
    <style:font-face style:name="FreeSans1" svg:font-family="FreeSans" style:font-family-generic="swiss"/>
    <style:font-face style:name="helvetica" svg:font-family="helvetic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6:29:49.119610301</meta:creation-date>
    <dc:date>2016-06-09T16:54:19.963227479</dc:date>
    <meta:editing-duration>PT15M18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23" meta:word-count="354" meta:character-count="2110" meta:non-whitespace-character-count="1784"/>
  </office:meta>
</office:document-meta>
</file>